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f0d0c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fc22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1263c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19c19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f0d0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fc22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1263c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19c19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f0d0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fc22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1263c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17fe1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19c19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e8" officeooo:paragraph-rsid="000f0d0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f0d0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fc22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1263c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19c19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font-weight="normal" officeooo:rsid="000fc22a" officeooo:paragraph-rsid="001263c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DejaVu Sans" fo:font-size="32pt" officeooo:rsid="000984e8" officeooo:paragraph-rsid="000f0d0c" style:font-size-asian="32pt" style:font-size-complex="32pt"/>
    </style:style>
    <style:style style:name="P21" style:family="paragraph" style:parent-style-name="Standard">
      <style:paragraph-properties fo:text-align="center" style:justify-single-word="false"/>
      <style:text-properties officeooo:paragraph-rsid="000f0d0c"/>
    </style:style>
    <style:style style:name="P22" style:family="paragraph" style:parent-style-name="Standard">
      <style:paragraph-properties fo:text-align="start" style:justify-single-word="false"/>
      <style:text-properties officeooo:paragraph-rsid="000f0d0c"/>
    </style:style>
    <style:style style:name="P23" style:family="paragraph" style:parent-style-name="Standard">
      <style:paragraph-properties fo:text-align="start" style:justify-single-word="false"/>
      <style:text-properties officeooo:paragraph-rsid="000fc22a"/>
    </style:style>
    <style:style style:name="P24" style:family="paragraph" style:parent-style-name="Standard">
      <style:paragraph-properties fo:text-align="start" style:justify-single-word="false"/>
      <style:text-properties officeooo:paragraph-rsid="001263cb"/>
    </style:style>
    <style:style style:name="P25" style:family="paragraph" style:parent-style-name="Standard">
      <style:paragraph-properties fo:text-align="start" style:justify-single-word="false"/>
      <style:text-properties officeooo:paragraph-rsid="0019c19c"/>
    </style:style>
    <style:style style:name="P26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f0d0c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DejaVu Sans" fo:font-size="12pt" fo:font-weight="normal" officeooo:rsid="000aa748" officeooo:paragraph-rsid="000f0d0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DejaVu Sans" fo:font-size="32pt" officeooo:rsid="000984e8" officeooo:paragraph-rsid="000f0d0c" style:font-size-asian="32pt" style:font-size-complex="32pt"/>
    </style:style>
    <style:style style:name="P29" style:family="paragraph" style:parent-style-name="Standard">
      <style:paragraph-properties fo:text-align="start" style:justify-single-word="false" fo:break-before="page"/>
      <style:text-properties officeooo:paragraph-rsid="001263cb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0d0c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c22a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263cb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4c642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9c19c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f0d0c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fc22a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263cb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4c642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9c19c"/>
    </style:style>
    <style:style style:name="P40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0f0d0c"/>
    </style:style>
    <style:style style:name="P41" style:family="paragraph" style:parent-style-name="Standard" style:master-page-name="">
      <style:paragraph-properties fo:text-align="start" style:justify-single-word="false" style:page-number="auto"/>
      <style:text-properties style:font-name="DejaVu Sans" fo:font-size="12pt" fo:font-weight="bold" officeooo:rsid="000aa748" officeooo:paragraph-rsid="001263cb" style:font-size-asian="10.5pt" style:font-weight-asian="bold" style:font-size-complex="12pt" style:font-weight-complex="bold"/>
    </style:style>
    <style:style style:name="P42" style:family="paragraph" style:parent-style-name="Standard" style:master-page-name="">
      <style:paragraph-properties fo:text-align="start" style:justify-single-word="false" style:page-number="auto" fo:break-before="page"/>
      <style:text-properties officeooo:paragraph-rsid="0019c19c"/>
    </style:style>
    <style:style style:name="P43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0031" officeooo:paragraph-rsid="000f0d0c" style:font-size-asian="10.5pt" style:font-weight-asian="normal" style:font-size-complex="12pt" style:font-weight-complex="normal"/>
    </style:style>
    <style:style style:name="T1" style:family="text">
      <style:text-properties style:font-name="DejaVu Sans" fo:font-size="32pt" officeooo:rsid="000984e8" style:font-size-asian="32pt" style:font-size-complex="32pt"/>
    </style:style>
    <style:style style:name="T2" style:family="text">
      <style:text-properties style:font-name="DejaVu Sans" fo:font-size="32pt" officeooo:rsid="0017fe19" style:font-size-asian="32pt" style:font-size-complex="32pt"/>
    </style:style>
    <style:style style:name="T3" style:family="text">
      <style:text-properties style:font-name="DejaVu Sans" fo:font-size="12pt" fo:font-weight="bold" officeooo:rsid="000984e8" style:font-size-asian="10.5pt" style:font-weight-asian="bold" style:font-size-complex="12pt" style:font-weight-complex="bold"/>
    </style:style>
    <style:style style:name="T4" style:family="text">
      <style:text-properties style:font-name="DejaVu Sans" fo:font-size="12pt" fo:font-weight="bold" officeooo:rsid="0004925c" style:font-size-asian="10.5pt" style:font-weight-asian="bold" style:font-size-complex="12pt" style:font-weight-complex="bold"/>
    </style:style>
    <style:style style:name="T5" style:family="text">
      <style:text-properties style:font-name="DejaVu Sans" fo:font-size="12pt" fo:font-weight="bold" officeooo:rsid="000f0d0c" style:font-size-asian="10.5pt" style:font-weight-asian="bold" style:font-size-complex="12pt" style:font-weight-complex="bold"/>
    </style:style>
    <style:style style:name="T6" style:family="text">
      <style:text-properties style:font-name="DejaVu Sans" fo:font-size="12pt" fo:font-weight="bold" officeooo:rsid="000fc22a" style:font-size-asian="10.5pt" style:font-weight-asian="bold" style:font-size-complex="12pt" style:font-weight-complex="bold"/>
    </style:style>
    <style:style style:name="T7" style:family="text">
      <style:text-properties style:font-name="DejaVu Sans" fo:font-size="12pt" fo:font-weight="bold" officeooo:rsid="001263cb" style:font-size-asian="10.5pt" style:font-weight-asian="bold" style:font-size-complex="12pt" style:font-weight-complex="bold"/>
    </style:style>
    <style:style style:name="T8" style:family="text">
      <style:text-properties style:font-name="DejaVu Sans" fo:font-size="12pt" fo:font-weight="bold" officeooo:rsid="00132d12" style:font-size-asian="10.5pt" style:font-weight-asian="bold" style:font-size-complex="12pt" style:font-weight-complex="bold"/>
    </style:style>
    <style:style style:name="T9" style:family="text">
      <style:text-properties style:font-name="DejaVu Sans" fo:font-size="12pt" fo:font-weight="bold" officeooo:rsid="0017fe19" style:font-size-asian="10.5pt" style:font-weight-asian="bold" style:font-size-complex="12pt" style:font-weight-complex="bold"/>
    </style:style>
    <style:style style:name="T10" style:family="text">
      <style:text-properties style:font-name="DejaVu Sans" fo:font-size="12pt" fo:font-weight="bold" officeooo:rsid="0019c19c" style:font-size-asian="10.5pt" style:font-weight-asian="bold" style:font-size-complex="12pt" style:font-weight-complex="bold"/>
    </style:style>
    <style:style style:name="T11" style:family="text">
      <style:text-properties style:font-name="DejaVu Sans" fo:font-size="12pt" officeooo:rsid="000984e8" style:font-size-asian="10.5pt" style:font-size-complex="12pt"/>
    </style:style>
    <style:style style:name="T12" style:family="text">
      <style:text-properties style:font-name="DejaVu Sans" fo:font-size="12pt" officeooo:rsid="0004925c" style:font-size-asian="10.5pt" style:font-size-complex="12pt"/>
    </style:style>
    <style:style style:name="T13" style:family="text">
      <style:text-properties style:font-name="DejaVu Sans" fo:font-size="12pt" officeooo:rsid="000f0d0c" style:font-size-asian="10.5pt" style:font-size-complex="12pt"/>
    </style:style>
    <style:style style:name="T14" style:family="text">
      <style:text-properties style:font-name="DejaVu Sans" fo:font-size="12pt" officeooo:rsid="000fc22a" style:font-size-asian="10.5pt" style:font-size-complex="12pt"/>
    </style:style>
    <style:style style:name="T15" style:family="text">
      <style:text-properties style:font-name="DejaVu Sans" fo:font-size="12pt" officeooo:rsid="001263cb" style:font-size-asian="10.5pt" style:font-size-complex="12pt"/>
    </style:style>
    <style:style style:name="T16" style:family="text">
      <style:text-properties style:font-name="DejaVu Sans" fo:font-size="12pt" officeooo:rsid="00128b02" style:font-size-asian="10.5pt" style:font-size-complex="12pt"/>
    </style:style>
    <style:style style:name="T17" style:family="text">
      <style:text-properties style:font-name="DejaVu Sans" fo:font-size="12pt" officeooo:rsid="0014c642" style:font-size-asian="10.5pt" style:font-size-complex="12pt"/>
    </style:style>
    <style:style style:name="T18" style:family="text">
      <style:text-properties style:font-name="DejaVu Sans" fo:font-size="12pt" officeooo:rsid="0017fe19" style:font-size-asian="10.5pt" style:font-size-complex="12pt"/>
    </style:style>
    <style:style style:name="T19" style:family="text">
      <style:text-properties style:font-name="DejaVu Sans" fo:font-size="12pt" officeooo:rsid="0019c19c" style:font-size-asian="10.5pt" style:font-size-complex="12pt"/>
    </style:style>
    <style:style style:name="T20" style:family="text">
      <style:text-properties style:font-name="DejaVu Sans" fo:font-size="12pt" officeooo:rsid="001cfc0c" style:font-size-asian="10.5pt" style:font-size-complex="12pt"/>
    </style:style>
    <style:style style:name="T21" style:family="text">
      <style:text-properties style:font-name="DejaVu Sans" fo:font-size="12pt" fo:font-weight="normal" officeooo:rsid="000984e8" style:font-size-asian="10.5pt" style:font-weight-asian="normal" style:font-size-complex="12pt" style:font-weight-complex="normal"/>
    </style:style>
    <style:style style:name="T22" style:family="text">
      <style:text-properties style:font-name="DejaVu Sans" fo:font-size="12pt" fo:font-weight="normal" officeooo:rsid="0004925c" style:font-size-asian="10.5pt" style:font-weight-asian="normal" style:font-size-complex="12pt" style:font-weight-complex="normal"/>
    </style:style>
    <style:style style:name="T23" style:family="text">
      <style:text-properties style:font-name="DejaVu Sans" fo:font-size="12pt" fo:font-weight="normal" officeooo:rsid="000f0d0c" style:font-size-asian="10.5pt" style:font-weight-asian="normal" style:font-size-complex="12pt" style:font-weight-complex="normal"/>
    </style:style>
    <style:style style:name="T24" style:family="text">
      <style:text-properties style:font-name="DejaVu Sans" fo:font-size="12pt" fo:font-weight="normal" officeooo:rsid="000fc22a" style:font-size-asian="10.5pt" style:font-weight-asian="normal" style:font-size-complex="12pt" style:font-weight-complex="normal"/>
    </style:style>
    <style:style style:name="T25" style:family="text">
      <style:text-properties style:font-name="DejaVu Sans" fo:font-size="12pt" fo:font-weight="normal" officeooo:rsid="001263cb" style:font-size-asian="10.5pt" style:font-weight-asian="normal" style:font-size-complex="12pt" style:font-weight-complex="normal"/>
    </style:style>
    <style:style style:name="T26" style:family="text">
      <style:text-properties style:font-name="DejaVu Sans" fo:font-size="12pt" fo:font-weight="normal" officeooo:rsid="00132d12" style:font-size-asian="10.5pt" style:font-weight-asian="normal" style:font-size-complex="12pt" style:font-weight-complex="normal"/>
    </style:style>
    <style:style style:name="T27" style:family="text">
      <style:text-properties style:font-name="DejaVu Sans" fo:font-size="12pt" fo:font-weight="normal" officeooo:rsid="0014c642" style:font-size-asian="10.5pt" style:font-weight-asian="normal" style:font-size-complex="12pt" style:font-weight-complex="normal"/>
    </style:style>
    <style:style style:name="T28" style:family="text">
      <style:text-properties style:font-name="DejaVu Sans" fo:font-size="12pt" fo:font-weight="normal" officeooo:rsid="0019c19c" style:font-size-asian="10.5pt" style:font-weight-asian="normal" style:font-size-complex="12pt" style:font-weight-complex="normal"/>
    </style:style>
    <style:style style:name="T29" style:family="text">
      <style:text-properties officeooo:rsid="0004925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4925c" style:font-weight-asian="bold" style:font-weight-complex="bold"/>
    </style:style>
    <style:style style:name="T32" style:family="text">
      <style:text-properties fo:font-weight="bold" officeooo:rsid="000f0d0c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f0d0c" style:font-weight-asian="normal" style:font-weight-complex="normal"/>
    </style:style>
    <style:style style:name="T35" style:family="text">
      <style:text-properties fo:font-weight="normal" officeooo:rsid="000fc22a" style:font-weight-asian="normal" style:font-weight-complex="normal"/>
    </style:style>
    <style:style style:name="T36" style:family="text">
      <style:text-properties fo:font-weight="normal" officeooo:rsid="001263cb" style:font-weight-asian="normal" style:font-weight-complex="normal"/>
    </style:style>
    <style:style style:name="T37" style:family="text">
      <style:text-properties fo:font-weight="normal" officeooo:rsid="0014c642" style:font-weight-asian="normal" style:font-weight-complex="normal"/>
    </style:style>
    <style:style style:name="T38" style:family="text">
      <style:text-properties fo:font-weight="normal" officeooo:rsid="0017fe19" style:font-weight-asian="normal" style:font-weight-complex="normal"/>
    </style:style>
    <style:style style:name="T39" style:family="text">
      <style:text-properties fo:font-weight="normal" officeooo:rsid="0019c19c" style:font-weight-asian="normal" style:font-weight-complex="normal"/>
    </style:style>
    <style:style style:name="T40" style:family="text">
      <style:text-properties fo:font-weight="normal" officeooo:rsid="001aa08c" style:font-weight-asian="normal" style:font-weight-complex="normal"/>
    </style:style>
    <style:style style:name="T41" style:family="text">
      <style:text-properties officeooo:rsid="000f0d0c"/>
    </style:style>
    <style:style style:name="T42" style:family="text">
      <style:text-properties officeooo:rsid="000fc22a"/>
    </style:style>
    <style:style style:name="T43" style:family="text">
      <style:text-properties officeooo:rsid="001263cb"/>
    </style:style>
    <style:style style:name="T44" style:family="text">
      <style:text-properties officeooo:rsid="0017fe19"/>
    </style:style>
    <style:style style:name="T45" style:family="text">
      <style:text-properties officeooo:rsid="0019a7ad"/>
    </style:style>
    <style:style style:name="T46" style:family="text">
      <style:text-properties officeooo:rsid="0019c1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20">Cas d’Utilisation du package</text:p>
      <text:p text:style-name="P21"><text:span text:style-name="T1">«</text:span><text:span text:style-name="T2">Back-Office</text:span><text:span text:style-name="T1">»</text:span></text:p>
      <text:p text:style-name="P26">Cas d’Utilisation n°<text:span text:style-name="T44">3-001</text:span></text:p>
      <text:p text:style-name="P22"><text:span text:style-name="T3">Nom :</text:span><text:span text:style-name="T11"> </text:span><text:span text:style-name="T13">Préparer une commande</text:span></text:p>
      <text:p text:style-name="P22"><text:span text:style-name="T3">Acteur(s) :</text:span><text:span text:style-name="T11"> </text:span><text:span text:style-name="T13">Préparateur</text:span></text:p>
      <text:p text:style-name="P22"><text:span text:style-name="T3">Description :</text:span><text:span text:style-name="T11"> </text:span><text:span text:style-name="T13">Préparer une sélection d’un client, et l’expédier.</text:span></text:p>
      <text:p text:style-name="P9"><text:span text:style-name="T30">Pré-condition(s) :</text:span> <text:span text:style-name="T44">Nécessite un compte Back-Office « Préparateur »</text:span> </text:p>
      <text:p text:style-name="P22"><text:span text:style-name="T3">Déclencheur :</text:span><text:span text:style-name="T11"> </text:span><text:span text:style-name="T13">Un client envoie une commande à la pizzeria, </text:span><text:span text:style-name="T12">.</text:span></text:p>
      <text:p text:style-name="P5">Scénario nominal :</text:p>
      <text:p text:style-name="P40"><text:span text:style-name="T21"><text:tab/></text:span><text:span text:style-name="T23">1. </text:span><text:span text:style-name="T21">Le </text:span><text:span text:style-name="T3">Système </text:span><text:span text:style-name="T4">affiche </text:span><text:span text:style-name="T22">les </text:span><text:span text:style-name="T23">commandes (composition, état, paiement livraison etc.) en cours</text:span><text:span text:style-name="T21">.</text:span></text:p>
      <text:p text:style-name="P14"><text:span text:style-name="T41"><text:tab/>2. Le </text:span><text:span text:style-name="T32">Préparateur</text:span><text:span text:style-name="T31"> sélectionne</text:span><text:span text:style-name="T29"> une commande, et valide sa prise en compte</text:span>.</text:p>
      <text:p text:style-name="P14"><text:tab/><text:span text:style-name="T41">3. Le </text:span><text:span text:style-name="T32">Système envoie </text:span><text:span text:style-name="T41">une notification « Commande acceptée » au client.</text:span></text:p>
      <text:p text:style-name="P22"><text:span text:style-name="T21"><text:tab/></text:span><text:span text:style-name="T23">4. </text:span><text:span text:style-name="T21">Le </text:span><text:span text:style-name="T5">Préparateur</text:span><text:span text:style-name="T23"> </text:span><text:span text:style-name="T5">confectionne</text:span><text:span text:style-name="T23"> la/les pizza(s), puis valide la préparation.</text:span></text:p>
      <text:p text:style-name="P22"><text:span text:style-name="T23"><text:tab/>5. Le </text:span><text:span text:style-name="T5">Système envoie</text:span><text:span text:style-name="T23"> une notification au client.</text:span></text:p>
      <text:p text:style-name="P22"><text:span text:style-name="T23"><text:tab/></text:span><text:span text:style-name="T26">6. Le </text:span><text:span text:style-name="T8">Système modifie </text:span><text:span text:style-name="T26">les quantités d’ingrédients selon les données des recettes.</text:span></text:p>
      <text:p text:style-name="P1">Scénario alternatif :</text:p>
      <text:p text:style-name="P1"><text:span text:style-name="T34"><text:tab/><text:tab/>1. a) Le </text:span><text:span text:style-name="T41">Préparateur reçoit</text:span><text:span text:style-name="T34"> la commande par téléphone.</text:span></text:p>
      <text:p text:style-name="P1"><text:span text:style-name="T34"><text:tab/><text:tab/><text:tab/>1. a) </text:span><text:span text:style-name="T38">I</text:span><text:span text:style-name="T34">) Le </text:span><text:span text:style-name="T41">Préparateur saisie </text:span><text:span text:style-name="T34">la commande sur l’application (Inclusion cas d’utilisation n°006 : Passer une commande).</text:span></text:p>
      <text:p text:style-name="P1"><text:span text:style-name="T34"><text:tab/><text:tab/><text:tab/>1. a) </text:span><text:span text:style-name="T38">II</text:span><text:span text:style-name="T34">) Le </text:span><text:span text:style-name="T41">Système</text:span><text:span text:style-name="T34"> revient sur la page des commandes (retour à l’étape 1).</text:span></text:p>
      <text:p text:style-name="P1">Scénario d’exception :<text:span text:style-name="T33"> — </text:span></text:p>
      <text:p text:style-name="P1"/>
      <text:p text:style-name="P28"/>
      <text:p text:style-name="P20"/>
      <text:p text:style-name="P22"><text:span text:style-name="T3">Cas d’Utilisation n°</text:span><text:span text:style-name="T9">3-002</text:span></text:p>
      <text:p text:style-name="P22"><text:span text:style-name="T3">Nom :</text:span><text:span text:style-name="T11"> </text:span><text:span text:style-name="T13">Livrer une pizza</text:span></text:p>
      <text:p text:style-name="P22"><text:span text:style-name="T3">Acteur(s) :</text:span><text:span text:style-name="T11"> </text:span><text:span text:style-name="T13">Livreur</text:span></text:p>
      <text:p text:style-name="P22"><text:span text:style-name="T3">Description :</text:span><text:span text:style-name="T11"> </text:span><text:span text:style-name="T13">Livrer une commande d’un client.</text:span></text:p>
      <text:p text:style-name="P9"><text:span text:style-name="T30">Pré-condition(s) :</text:span> <text:span text:style-name="T44">Nécessite un compte Back-Office « Livreur »</text:span> </text:p>
      <text:p text:style-name="P22"><text:span text:style-name="T3">Déclencheur :</text:span><text:span text:style-name="T11"> </text:span><text:span text:style-name="T13">Un client demande à être livré.</text:span></text:p>
      <text:p text:style-name="P5">Scénario nominal :</text:p>
      <text:p text:style-name="P30"><text:span text:style-name="T21"><text:tab/></text:span><text:span text:style-name="T24">1. </text:span><text:span text:style-name="T21">Le </text:span><text:span text:style-name="T3">Système </text:span><text:span text:style-name="T5">envoie</text:span><text:span text:style-name="T23"> une notification de demande de livraison.</text:span></text:p>
      <text:p text:style-name="P30"><text:span text:style-name="T24"><text:tab/>2. </text:span><text:span text:style-name="T23">Le </text:span><text:span text:style-name="T4"><text:s/></text:span><text:span text:style-name="T6">Livreur valide </text:span><text:span text:style-name="T24">la livraison.</text:span></text:p>
      <text:p text:style-name="P30"><text:span text:style-name="T21"><text:tab/></text:span><text:span text:style-name="T24">3. </text:span><text:span text:style-name="T21">Le </text:span><text:span text:style-name="T3">Système </text:span><text:span text:style-name="T4">affiche</text:span><text:span text:style-name="T21"> l</text:span><text:span text:style-name="T22">’</text:span><text:span text:style-name="T24">adresse du client et </text:span><text:span text:style-name="T6">envoie</text:span><text:span text:style-name="T24"> une notification au client.</text:span></text:p>
      <text:p text:style-name="P35"><text:span text:style-name="T24"><text:tab/>4. Une fois livré, le </text:span><text:span text:style-name="T6">Livreur valide</text:span><text:span text:style-name="T24"> sa livraison (signature du client?) et l’éventuel règlement.</text:span></text:p>
      <text:p text:style-name="P15"/>
      <text:p text:style-name="P1">Scénario alternatif :</text:p>
      <text:list xml:id="list3110562598" text:style-name="L1">
        <text:list-header>
          <text:p text:style-name="P43"/>
        </text:list-header>
      </text:list>
      <text:p text:style-name="P1">Scénario d’exception :<text:span text:style-name="T33"> — </text:span></text:p>
      <text:p text:style-name="P27"/>
      <text:p text:style-name="P23"><text:span text:style-name="T3">Cas d’Utilisation n°</text:span><text:span text:style-name="T9">3-003</text:span></text:p>
      <text:p text:style-name="P23"><text:span text:style-name="T3">Nom :</text:span><text:span text:style-name="T11"> </text:span><text:span text:style-name="T14">Modifier une carte</text:span></text:p>
      <text:p text:style-name="P23"><text:span text:style-name="T3">Acteur(s) :</text:span><text:span text:style-name="T11"> </text:span><text:span text:style-name="T18">Employé</text:span></text:p>
      <text:p text:style-name="P23"><text:span text:style-name="T3">Description :</text:span><text:span text:style-name="T11"> </text:span><text:span text:style-name="T14">Modifier/ajouter/supprimer un produit.</text:span></text:p>
      <text:p text:style-name="P10"><text:span text:style-name="T30">Pré-condition(s) :</text:span> <text:span text:style-name="T44">Posséder un compte Back-Office « Préparateur » ou « Administrateur »</text:span> </text:p>
      <text:p text:style-name="P23"><text:span text:style-name="T3">Déclencheur :</text:span><text:span text:style-name="T11"> — </text:span></text:p>
      <text:p text:style-name="P6">Scénario nominal :</text:p>
      <text:p text:style-name="P31"><text:span text:style-name="T21"><text:tab/></text:span><text:span text:style-name="T24">1. </text:span><text:span text:style-name="T21">L’</text:span><text:span text:style-name="T9">Employé</text:span><text:span text:style-name="T6"> consulte</text:span><text:span text:style-name="T24"> la carte de sa pizzeria (Inclusion du cas d’utilisation n°004 : Consulter la carte d’une pizzeria)</text:span><text:span text:style-name="T23">.</text:span></text:p>
      <text:p text:style-name="P31"><text:span text:style-name="T24"><text:tab/>2. </text:span><text:span text:style-name="T23">L’</text:span><text:span text:style-name="T9">Employé</text:span><text:span text:style-name="T6"> sélectionne</text:span><text:span text:style-name="T24"> un produit.</text:span></text:p>
      <text:p text:style-name="P31"><text:span text:style-name="T21"><text:tab/></text:span><text:span text:style-name="T24">3. </text:span><text:span text:style-name="T21">L</text:span><text:span text:style-name="T24">e </text:span><text:span text:style-name="T6">Système affiche </text:span><text:span text:style-name="T24">les détails concernant le produit.</text:span></text:p>
      <text:p text:style-name="P36"><text:span text:style-name="T24"><text:tab/>4. L’</text:span><text:span text:style-name="T9">Employé</text:span><text:span text:style-name="T6"> modifie</text:span><text:span text:style-name="T24"> la description ou </text:span><text:span text:style-name="T6">supprime</text:span><text:span text:style-name="T24"> son produit et valide sa demande.</text:span></text:p>
      <text:p text:style-name="P16"/>
      <text:p text:style-name="P2">Scénario alternatif :</text:p>
      <text:p text:style-name="P2"><text:tab/><text:tab/><text:span text:style-name="T35">2. a) L’</text:span><text:span text:style-name="T44">Employé</text:span><text:span text:style-name="T35"> souhaite </text:span><text:span text:style-name="T42"><text:s/>ajouter</text:span><text:span text:style-name="T35"> un produit.</text:span></text:p>
      <text:p text:style-name="P2"><text:span text:style-name="T35"><text:tab/><text:tab/><text:tab/>2. a) </text:span><text:span text:style-name="T38">I</text:span><text:span text:style-name="T35">) L’</text:span><text:span text:style-name="T44">Employé</text:span><text:span text:style-name="T35"> </text:span><text:span text:style-name="T42"><text:s/>demande </text:span><text:span text:style-name="T35">à ajouter un produit.</text:span></text:p>
      <text:p text:style-name="P2"><text:span text:style-name="T35"><text:tab/><text:tab/><text:tab/>2. a) </text:span><text:span text:style-name="T38">II</text:span><text:span text:style-name="T35">) Le </text:span><text:span text:style-name="T42">Système affiche </text:span><text:span text:style-name="T35">le formulaire avec les renseignements du produit.</text:span></text:p>
      <text:p text:style-name="P2"><text:span text:style-name="T35"><text:tab/><text:tab/><text:tab/>2. a) </text:span><text:span text:style-name="T38">III</text:span><text:span text:style-name="T35">) L’</text:span><text:span text:style-name="T44">Employé renseigne</text:span><text:span text:style-name="T35"> les informations du produit et valide.</text:span></text:p>
      <text:p text:style-name="P2"><text:span text:style-name="T35"><text:tab/><text:tab/><text:tab/></text:span><text:span text:style-name="T38">2. a) IV) Le </text:span><text:span text:style-name="T44">Système enregistre</text:span><text:span text:style-name="T38"> la modification.</text:span></text:p>
      <text:p text:style-name="P2">Scénario d’exception :<text:span text:style-name="T33"> — </text:span></text:p>
      <text:p text:style-name="P29"><text:span text:style-name="T3">Cas d’Utilisation n°</text:span><text:span text:style-name="T9">3-004</text:span></text:p>
      <text:p text:style-name="P24"><text:span text:style-name="T3">Nom :</text:span><text:span text:style-name="T11"> </text:span><text:span text:style-name="T15">Consulter une recette</text:span></text:p>
      <text:p text:style-name="P24"><text:span text:style-name="T3">Acteur(s) :</text:span><text:span text:style-name="T11"> </text:span><text:span text:style-name="T14">Préparateur</text:span></text:p>
      <text:p text:style-name="P24"><text:span text:style-name="T3">Description :</text:span><text:span text:style-name="T11"> </text:span><text:span text:style-name="T15">Consulter les ingrédients d’une pizza</text:span></text:p>
      <text:p text:style-name="P11"><text:span text:style-name="T30">Pré-condition(s) : </text:span><text:span text:style-name="T36">Être sur la page de la commande en cours.</text:span></text:p>
      <text:p text:style-name="P24"><text:span text:style-name="T3">Déclencheur :</text:span><text:span text:style-name="T11"> </text:span><text:span text:style-name="T15">Le préparateur oublie la composition d’une pizza.</text:span></text:p>
      <text:p text:style-name="P7">Scénario nominal :</text:p>
      <text:p text:style-name="P32"><text:span text:style-name="T21"><text:tab/></text:span><text:span text:style-name="T24">1. </text:span><text:span text:style-name="T21">Le </text:span><text:span text:style-name="T6">Préparateur </text:span><text:span text:style-name="T7">demande à consulter </text:span><text:span text:style-name="T25">les détails d’une pizza de la commande.</text:span></text:p>
      <text:p text:style-name="P32"><text:span text:style-name="T24"><text:tab/>2. </text:span><text:span text:style-name="T23">Le </text:span><text:span text:style-name="T4"><text:s/></text:span><text:span text:style-name="T7">Système</text:span><text:span text:style-name="T6"> </text:span><text:span text:style-name="T7">affiche</text:span><text:span text:style-name="T24"> </text:span><text:span text:style-name="T25">le détail du</text:span><text:span text:style-name="T24"> produit.</text:span></text:p>
      <text:p text:style-name="P32"><text:span text:style-name="T21"><text:tab/></text:span><text:span text:style-name="T24">3. </text:span><text:span text:style-name="T21">L</text:span><text:span text:style-name="T24">e </text:span><text:span text:style-name="T7">Préparateur</text:span><text:span text:style-name="T6"> </text:span><text:span text:style-name="T7">quitte</text:span><text:span text:style-name="T6"> </text:span><text:span text:style-name="T24">les détails concernant le produit.</text:span></text:p>
      <text:p text:style-name="P37"><text:span text:style-name="T24"><text:tab/>4. Le </text:span><text:span text:style-name="T7">Système</text:span><text:span text:style-name="T6"> </text:span><text:span text:style-name="T7">affiche </text:span><text:span text:style-name="T25">la commande en cours.</text:span></text:p>
      <text:p text:style-name="P17"/>
      <text:p text:style-name="P3">Scénario alternatif :<text:span text:style-name="T33"> — </text:span></text:p>
      <text:p text:style-name="P41">Scénario d’exception :<text:span text:style-name="T33"> — </text:span></text:p>
      <text:p text:style-name="P29"><text:span text:style-name="T3">Cas d’Utilisation n°</text:span><text:span text:style-name="T9">3-005</text:span></text:p>
      <text:p text:style-name="P24"><text:span text:style-name="T3">Nom :</text:span><text:span text:style-name="T11"> </text:span><text:span text:style-name="T17">Gérer le</text:span><text:span text:style-name="T15"> stock</text:span></text:p>
      <text:p text:style-name="P24"><text:span text:style-name="T3">Acteur(s) :</text:span><text:span text:style-name="T11"> </text:span><text:span text:style-name="T18">Employé</text:span></text:p>
      <text:p text:style-name="P24"><text:span text:style-name="T3">Description :</text:span><text:span text:style-name="T11"> </text:span><text:span text:style-name="T16">Consulter les stocks d’ingrédients de la pizzeria.</text:span></text:p>
      <text:p text:style-name="P12"><text:span text:style-name="T30">Pré-condition(s) :</text:span> <text:span text:style-name="T44">Posséder un compte Back-Office « Préparateur » ou « Administrateur »</text:span> <text:s/></text:p>
      <text:p text:style-name="P24"><text:span text:style-name="T3">Déclencheur :</text:span><text:span text:style-name="T11"> </text:span><text:span text:style-name="T15">L’</text:span><text:span text:style-name="T18">Employé</text:span><text:span text:style-name="T15"> demande à afficher les stocks de sa pizzeria</text:span><text:span text:style-name="T11"> </text:span></text:p>
      <text:p text:style-name="P7">Scénario nominal :</text:p>
      <text:p text:style-name="P32"><text:span text:style-name="T21"><text:tab/></text:span><text:span text:style-name="T24">1. </text:span><text:span text:style-name="T21">L’</text:span><text:span text:style-name="T9">Employé</text:span><text:span text:style-name="T6"> </text:span><text:span text:style-name="T7">demande</text:span><text:span text:style-name="T24"> l</text:span><text:span text:style-name="T25">a liste des stocks actuels</text:span><text:span text:style-name="T23">.</text:span></text:p>
      <text:p text:style-name="P32"><text:span text:style-name="T24"><text:tab/>2. </text:span><text:span text:style-name="T23">Le </text:span><text:span text:style-name="T4"><text:s/></text:span><text:span text:style-name="T7">Système</text:span><text:span text:style-name="T25"> </text:span><text:span text:style-name="T7">consulte</text:span><text:span text:style-name="T25"> la liste </text:span><text:span text:style-name="T27">des stocks </text:span><text:span text:style-name="T25">de la pizzeria et l’</text:span><text:span text:style-name="T7">affiche</text:span><text:span text:style-name="T25">.</text:span></text:p>
      <text:p text:style-name="P33"><text:span text:style-name="T24"><text:tab/></text:span><text:span text:style-name="T27">3</text:span><text:span text:style-name="T24">. </text:span><text:span text:style-name="T23">L’</text:span><text:span text:style-name="T9">Employé</text:span><text:span text:style-name="T6"> sélectionne</text:span><text:span text:style-name="T24"> un </text:span><text:span text:style-name="T26">ingrédient dont il souhaite modifier le stock</text:span><text:span text:style-name="T24">.</text:span></text:p>
      <text:p text:style-name="P33"><text:span text:style-name="T21"><text:tab/></text:span><text:span text:style-name="T27">4.</text:span><text:span text:style-name="T24"> </text:span><text:span text:style-name="T21">L</text:span><text:span text:style-name="T24">e </text:span><text:span text:style-name="T6">Système affiche </text:span><text:span text:style-name="T24">les détails concernant l</text:span><text:span text:style-name="T26">’ingrédient</text:span><text:span text:style-name="T24">.</text:span></text:p>
      <text:p text:style-name="P38"><text:span text:style-name="T24"><text:tab/></text:span><text:span text:style-name="T27">5</text:span><text:span text:style-name="T24">. L’</text:span><text:span text:style-name="T9">Employé</text:span><text:span text:style-name="T6"> modifie</text:span><text:span text:style-name="T24"> la </text:span><text:span text:style-name="T26">quantité</text:span><text:span text:style-name="T24"> ou </text:span><text:span text:style-name="T6">supprime</text:span><text:span text:style-name="T24"> son </text:span><text:span text:style-name="T26">ingrédient</text:span><text:span text:style-name="T24"> et valide sa demande.</text:span></text:p>
      <text:p text:style-name="P38"><text:span text:style-name="T24"><text:tab/></text:span><text:span text:style-name="T27">6</text:span><text:span text:style-name="T26">. Le </text:span><text:span text:style-name="T8">Système</text:span><text:span text:style-name="T26"> </text:span><text:span text:style-name="T8">enregistre</text:span><text:span text:style-name="T26"> la nouvelle quantité.</text:span></text:p>
      <text:p text:style-name="P17"/>
      <text:p text:style-name="P3">Scénario alternatif :</text:p>
      <text:p text:style-name="P3"><text:tab/><text:tab/><text:span text:style-name="T35">2. a) Le</text:span><text:span text:style-name="T36">s stocks sont vides</text:span></text:p>
      <text:p text:style-name="P3"><text:span text:style-name="T35"><text:tab/><text:tab/><text:tab/>2. a) </text:span><text:span text:style-name="T40">I</text:span><text:span text:style-name="T35">) Le </text:span><text:span text:style-name="T43">Système</text:span><text:span text:style-name="T35"> </text:span><text:span text:style-name="T43">affiche </text:span><text:span text:style-name="T36">un message d’alerte</text:span><text:span text:style-name="T35">.</text:span></text:p>
      <text:p text:style-name="P3"><text:span text:style-name="T35"><text:tab/><text:tab/><text:tab/>2. a) </text:span><text:span text:style-name="T40">II</text:span><text:span text:style-name="T35">) L’</text:span><text:span text:style-name="T45">Employé valide </text:span><text:span text:style-name="T36">la prise de connaissance de l’alerte.</text:span></text:p>
      <text:p text:style-name="P3"><text:tab/><text:tab/><text:span text:style-name="T35">2. </text:span><text:span text:style-name="T36">b</text:span><text:span text:style-name="T35">) Le</text:span><text:span text:style-name="T36"> stock d’un produit est vide.</text:span></text:p>
      <text:p text:style-name="P3"><text:span text:style-name="T35"><text:tab/><text:tab/><text:tab/>2. </text:span><text:span text:style-name="T36">b</text:span><text:span text:style-name="T35">) </text:span><text:span text:style-name="T40">I</text:span><text:span text:style-name="T35">) Le </text:span><text:span text:style-name="T43">Système</text:span><text:span text:style-name="T35"> </text:span><text:span text:style-name="T43">affiche </text:span><text:span text:style-name="T36">un message d’alerte contenant le produit manquant</text:span><text:span text:style-name="T35">.</text:span></text:p>
      <text:p text:style-name="P3"><text:span text:style-name="T35"><text:tab/><text:tab/><text:tab/>2. </text:span><text:span text:style-name="T36">b</text:span><text:span text:style-name="T35">) </text:span><text:span text:style-name="T40">II</text:span><text:span text:style-name="T35">) L’</text:span><text:span text:style-name="T45">Employé</text:span><text:span text:style-name="T36"> </text:span><text:span text:style-name="T43">valide</text:span><text:span text:style-name="T36"> la prise de connaissance de l’alerte.</text:span></text:p>
      <text:p text:style-name="P3"><text:span text:style-name="T36"><text:tab/><text:tab/></text:span><text:span text:style-name="T37">3. a) L’</text:span><text:span text:style-name="T45">Employé</text:span><text:span text:style-name="T37"> ne souhaite rien modifier et quitte la liste des stocks.</text:span></text:p>
      <text:p text:style-name="P19"/>
      <text:p text:style-name="P3">Scénario d’exception :<text:span text:style-name="T33"> — </text:span></text:p>
      <text:p text:style-name="P42"><text:span text:style-name="T3">Cas d’Utilisation n°</text:span><text:span text:style-name="T9">3-00</text:span><text:span text:style-name="T10">6</text:span></text:p>
      <text:p text:style-name="P25"><text:span text:style-name="T3">Nom :</text:span><text:span text:style-name="T11"> </text:span><text:span text:style-name="T15">C</text:span><text:span text:style-name="T19">réer un compte Back-Office</text:span></text:p>
      <text:p text:style-name="P25"><text:span text:style-name="T3">Acteur(s) :</text:span><text:span text:style-name="T11"> </text:span><text:span text:style-name="T19">Administrateur</text:span></text:p>
      <text:p text:style-name="P25"><text:span text:style-name="T3">Description :</text:span><text:span text:style-name="T11"> </text:span><text:span text:style-name="T20">Créer un comtpe pour un collaborateur</text:span></text:p>
      <text:p text:style-name="P13"><text:span text:style-name="T30">Pré-condition(s) : </text:span><text:span text:style-name="T33">— </text:span></text:p>
      <text:p text:style-name="P25"><text:span text:style-name="T3">Déclencheur :</text:span><text:span text:style-name="T11"> </text:span><text:span text:style-name="T15">L’</text:span><text:span text:style-name="T19">Administrateur demande à créer un compte interne.</text:span></text:p>
      <text:p text:style-name="P8">Scénario nominal :</text:p>
      <text:p text:style-name="P34"><text:span text:style-name="T21"><text:tab/></text:span><text:span text:style-name="T24">1. </text:span><text:span text:style-name="T21">Le </text:span><text:span text:style-name="T10">Système</text:span><text:span text:style-name="T6"> </text:span><text:span text:style-name="T7">demande </text:span><text:span text:style-name="T28">les détails du compte à créer (identifiant, mot de passe, type de compte, pizzeria affectée...)</text:span></text:p>
      <text:p text:style-name="P34"><text:span text:style-name="T24"><text:tab/>2. </text:span><text:span text:style-name="T23">L’</text:span><text:span text:style-name="T10">Administrateur</text:span><text:span text:style-name="T28"> </text:span><text:span text:style-name="T10">renseigne</text:span><text:span text:style-name="T28"> les informations et </text:span><text:span text:style-name="T10">valide</text:span><text:span text:style-name="T28"> le formulaire.</text:span></text:p>
      <text:p text:style-name="P34"><text:span text:style-name="T21"><text:tab/></text:span><text:span text:style-name="T24">3. </text:span><text:span text:style-name="T21">L</text:span><text:span text:style-name="T24">e </text:span><text:span text:style-name="T10">Système vérifie </text:span><text:span text:style-name="T24">l</text:span><text:span text:style-name="T28">a validité des données.</text:span></text:p>
      <text:p text:style-name="P39"><text:span text:style-name="T24"><text:tab/>4. Le </text:span><text:span text:style-name="T7">Système</text:span><text:span text:style-name="T6"> </text:span><text:span text:style-name="T10">enregistre</text:span><text:span text:style-name="T7"> </text:span><text:span text:style-name="T25">la </text:span><text:span text:style-name="T28">fiche de l’employé</text:span><text:span text:style-name="T25">.</text:span></text:p>
      <text:p text:style-name="P18"/>
      <text:p text:style-name="P4">Scénario alternatif :<text:span text:style-name="T33"> — </text:span></text:p>
      <text:p text:style-name="P4">Scénario d’exception <text:span text:style-name="T33">:</text:span></text:p>
      <text:p text:style-name="P4"><text:span text:style-name="T33"><text:tab/><text:tab/></text:span><text:span text:style-name="T39">3. a) Les données entrées sont invalides ou utilisateur déjà existant.</text:span></text:p>
      <text:p text:style-name="P4"><text:span text:style-name="T39"><text:tab/><text:tab/><text:tab/>3. a) I) Le </text:span><text:span text:style-name="T46">Système affiche </text:span><text:span text:style-name="T39">une alerte.</text:span></text:p>
      <text:p text:style-name="P4"><text:span text:style-name="T39"><text:tab/><text:tab/><text:tab/>3. a) II) Retour à l’étape 2.</text:span><text:span text:style-name="T3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intermeier</meta:initial-creator>
    <meta:creation-date>2020-03-16T10:42:47.530719662</meta:creation-date>
    <dc:date>2020-03-21T11:29:03.724228161</dc:date>
    <dc:creator>Thomas Hintermeier</dc:creator>
    <meta:editing-duration>PT1H2M3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7" meta:paragraph-count="102" meta:word-count="764" meta:character-count="4925" meta:non-whitespace-character-count="4157"/>
  </office:meta>
</office:document-meta>
</file>